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top="0.252cm" fo:margin-bottom="0.111cm" style:contextual-spacing="false"/>
    </style:style>
    <style:style style:name="P2" style:family="paragraph" style:parent-style-name="Standard" style:list-style-name="L1">
      <style:text-properties officeooo:rsid="001cf87e" officeooo:paragraph-rsid="001cf87e"/>
    </style:style>
    <style:style style:name="P3" style:family="paragraph" style:parent-style-name="Standard" style:list-style-name="L1">
      <style:text-properties officeooo:paragraph-rsid="001cf87e"/>
    </style:style>
    <style:style style:name="P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12f0a0" officeooo:paragraph-rsid="001cf87e"/>
    </style:style>
    <style:style style:name="P5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1cf87e" officeooo:paragraph-rsid="001cf87e"/>
    </style:style>
    <style:style style:name="P6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1ecbbf" officeooo:paragraph-rsid="001ecbbf"/>
    </style:style>
    <style:style style:name="P7" style:family="paragraph" style:parent-style-name="Text_20_body" style:list-style-name="L3">
      <style:paragraph-properties fo:margin-top="0cm" fo:margin-bottom="0cm" style:contextual-spacing="false"/>
      <style:text-properties officeooo:rsid="001ecbbf" officeooo:paragraph-rsid="001ecbbf"/>
    </style:style>
    <style:style style:name="P8" style:family="paragraph" style:parent-style-name="Text_20_body" style:list-style-name="L3">
      <style:paragraph-properties fo:margin-top="0cm" fo:margin-bottom="0cm" style:contextual-spacing="false"/>
      <style:text-properties officeooo:rsid="001f3386" officeooo:paragraph-rsid="001f3386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officeooo:rsid="001f3386" officeooo:paragraph-rsid="001f5ee8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1f5ee8" officeooo:paragraph-rsid="001f5ee8"/>
    </style:style>
    <style:style style:name="P11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1f5ee8" officeooo:paragraph-rsid="001f5ee8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rsid="002093a7" officeooo:paragraph-rsid="002093a7"/>
    </style:style>
    <style:style style:name="P13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00%"/>
      <style:text-properties officeooo:rsid="002093a7" officeooo:paragraph-rsid="002093a7"/>
    </style:style>
    <style:style style:name="P14" style:family="paragraph" style:parent-style-name="Text_20_body" style:list-style-name="L1">
      <loext:graphic-properties draw:fill-gradient-name="gradient" draw:fill-hatch-name="hatch"/>
      <style:paragraph-properties fo:margin-top="0cm" fo:margin-bottom="0cm" style:contextual-spacing="false" fo:line-height="100%"/>
      <style:text-properties fo:font-weight="bold" officeooo:rsid="002093a7" officeooo:paragraph-rsid="002093a7" style:font-weight-asian="bold" style:font-weight-complex="bold"/>
    </style:style>
    <style:style style:name="T1" style:family="text">
      <style:text-properties officeooo:rsid="001cf87e"/>
    </style:style>
    <style:style style:name="T2" style:family="text">
      <style:text-properties officeooo:rsid="0014282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f87e" style:font-weight-asian="bold" style:font-weight-complex="bold"/>
    </style:style>
    <style:style style:name="T5" style:family="text">
      <style:text-properties officeooo:rsid="001ecbbf"/>
    </style:style>
    <style:style style:name="T6" style:family="text">
      <style:text-properties officeooo:rsid="001f3386"/>
    </style:style>
    <style:style style:name="T7" style:family="text">
      <style:text-properties officeooo:rsid="001f5ee8"/>
    </style:style>
    <style:style style:name="T8" style:family="text">
      <style:text-properties officeooo:rsid="002093a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Minutes und Ideensammlung, 1.12.2021</text:h>
      <text:h text:style-name="Heading_20_3" text:outline-level="3">Minutes</text:h>
      <text:list xml:id="list2212910447" text:style-name="L1">
        <text:list-item>
          <text:p text:style-name="P2"><text:span text:style-name="T3">Rundgang durch HCI-Labore</text:span>,<text:span text:style-name="T3"> Vorstellung der Arbeiten und Projekte<text:line-break/></text:span>(s. auch <text:a xlink:type="simple" xlink:href="https://www.uni-trier.de/universitaet/fachbereiche-faecher/fachbereich-iv/faecher/informatikwissenschaften/professuren/human-computer-interaction/forschung/projekte" text:style-name="Internet_20_link" text:visited-style-name="Visited_20_Internet_20_Link">https://www.uni-trier.de/universitaet/fachbereiche-faecher/fachbereich-iv/faecher/informatikwissenschaften/professuren/human-computer-interaction/forschung/projekte</text:a>)</text:p>
        </text:list-item>
        <text:list-item>
          <text:p text:style-name="P3"><text:span text:style-name="T1">Kurze </text:span><text:span text:style-name="T4">Vorstellung der bisherigen Arbeiten im Bereich Energie- und Ressourceneffizienter Software</text:span><text:span text:style-name="T1">, sowie dessen Ausweitung auf den Bereich KI</text:span></text:p>
          <text:list>
            <text:list-item>
              <text:p text:style-name="P2">Basierend auf GREENSOFT-Referenzmodell</text:p>
            </text:list-item>
            <text:list-item>
              <text:p text:style-name="P2">Entwicklung und Operationalisierung von Kriterien und Modellen zur Erfassung der Nachhaltigkeit von Software → <text:span text:style-name="T2">Kriterienkatalog</text:span></text:p>
            </text:list-item>
            <text:list-item>
              <text:p text:style-name="P4"><text:span text:style-name="T1">Ziel: </text:span>Evaluation und Optimierung der Energie- und Ressourceneffizienz von Software, Programmiersprachen, Bibliotheken etc.</text:p>
            </text:list-item>
            <text:list-item>
              <text:p text:style-name="P4">Resultat: Seit 2020 Blauer Engel für Software</text:p>
            </text:list-item>
            <text:list-item>
              <text:p text:style-name="P4">Anwendung auf Verschiedene Softwareprodukte</text:p>
            </text:list-item>
            <text:list-item>
              <text:p text:style-name="P4">Übertragung des Ansatzes auf den Bereich KI und ML</text:p>
            </text:list-item>
          </text:list>
        </text:list-item>
        <text:list-item>
          <text:p text:style-name="P5">Besprechung <text:span text:style-name="T3">weiteres Vorgehen</text:span> <text:span text:style-name="T5">und </text:span>Ideen <text:span text:style-name="T5">für gemeinsame Projekte </text:span>(s. u.)</text:p>
          <text:list>
            <text:list-item>
              <text:p text:style-name="P6">Paper zum Thema Green-KI-Referenzmodell</text:p>
            </text:list-item>
            <text:list-item>
              <text:p text:style-name="P6">Messungen und Kooperationen innerhalb des Kollegs</text:p>
            </text:list-item>
            <text:list-item>
              <text:p text:style-name="P6">Weiterentwicklung der Messmethodik <text:span text:style-name="T8">für den Bereich KI und Edge/Embedded</text:span></text:p>
            </text:list-item>
            <text:list-item>
              <text:p text:style-name="P11">Zusammenstellung bisheriger Arbeiten → Roter Faden → Lücken → weitere Forschung/Publikationen → Zusammenschreiben → Abgabe</text:p>
            </text:list-item>
          </text:list>
        </text:list-item>
        <text:list-item>
          <text:p text:style-name="P5">Besprechung <text:span text:style-name="T3">offener Fragen</text:span></text:p>
          <text:list>
            <text:list-item>
              <text:p text:style-name="P5">Ob kumulativ oder nicht kann (formal) bis kurz vor Abgabe entschieden werden, der Übergang ist aber fließend (langes Rahmenpapier vs. Referenzen auf Publikationen aus recht knapp gehaltener Monografie)</text:p>
            </text:list-item>
            <text:list-item>
              <text:p text:style-name="P5">Wichtig(er) ist, dass <text:span text:style-name="T5">ein</text:span> rote<text:span text:style-name="T5">r</text:span> Faden/<text:span text:style-name="T5">eine zusammenhängende Story vermittelt wird.</text:span></text:p>
            </text:list-item>
            <text:list-item>
              <text:p text:style-name="P6">Idelaerweise Journal-Paper(s) schreiben</text:p>
            </text:list-item>
          </text:list>
        </text:list-item>
        <text:list-item>
          <text:p text:style-name="P14">Organisation</text:p>
          <text:list>
            <text:list-item>
              <text:p text:style-name="P13">Teilnahme am Weihnachtskolloquium (und weiteren Veranstaltungen von HCI)</text:p>
            </text:list-item>
            <text:list-item>
              <text:p text:style-name="P13">Weitere Treffen in dieser Gruppe ca. alle 3 Monate</text:p>
            </text:list-item>
            <text:list-item>
              <text:p text:style-name="P13">Besuch von Benjamin am Umwelt-Campus</text:p>
            </text:list-item>
          </text:list>
        </text:list-item>
      </text:list>
      <text:h text:style-name="Heading_20_3" text:outline-level="3">Ideensammlung</text:h>
      <text:list xml:id="list43597578" text:style-name="L3">
        <text:list-item>
          <text:p text:style-name="P7">Visuelle Datenanalyse der <text:span text:style-name="T6">bestehenden und neuen Daten von Messungen</text:span></text:p>
          <text:list>
            <text:list-item>
              <text:p text:style-name="P8">Rohdaten liegen aktuell nur in Tabellarischer Form vor</text:p>
            </text:list-item>
            <text:list-item>
              <text:p text:style-name="P9">Auswertung bisher rein statistisch deskriptiv <text:span text:style-name="T7">und </text:span>in Form von Zeitreihenanalysen, <text:span text:style-name="T7">statischen Diagrammen</text:span> etc.</text:p>
            </text:list-item>
            <text:list-item>
              <text:p text:style-name="P10">Übertragung der Daten in Datenbank + webbasiertes Visualisierungstool</text:p>
              <text:list>
                <text:list-item>
                  <text:p text:style-name="P12">Nebeneinanderstellung von (Teil-)Messungen</text:p>
                </text:list-item>
                <text:list-item>
                  <text:p text:style-name="P12">Hotspot-Analysen</text:p>
                </text:list-item>
                <text:list-item>
                  <text:p text:style-name="P12">Datenmanagement</text:p>
                </text:list-item>
                <text:list-item>
                  <text:p text:style-name="P10">ggf. als Studi-Projekt(e)</text:p>
                </text:list-item>
              </text:list>
            </text:list-item>
          </text:list>
        </text:list-item>
        <text:list-item>
          <text:p text:style-name="P12">Visualisierung von Edge-Komponenten in einem Verbund (AR/VR)</text:p>
          <text:list>
            <text:list-item>
              <text:p text:style-name="P12">Digitaler (Meta-)Zwilling</text:p>
            </text:list-item>
            <text:list-item>
              <text:p text:style-name="P12">Energie- und Ressourcenverbräuche (in Echtzeit) visualisieren/simulieren</text:p>
            </text:list-item>
            <text:list-item>
              <text:p text:style-name="P12">Kombination mit (simulierten) Wärmebildern</text:p>
            </text:list-item>
          </text:list>
        </text:list-item>
        <text:list-item>
          <text:p text:style-name="P12">Evaluation der Energie- und Ressourcenverbräuche von AR/VR Anwendungen</text:p>
          <text:list>
            <text:list-item>
              <text:p text:style-name="P12">Vereint alle Komponenten des Kollegs (IoT/Edge/Hardware, KI (z.B. Object Detection) und Ressourceneffiziente Software)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09cm" fo:margin-bottom="1.693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chim Guldner</meta:initial-creator>
    <meta:creation-date>2021-12-01T14:02:18.410718900</meta:creation-date>
    <dc:date>2021-12-01T14:50:47.253618403</dc:date>
    <dc:creator>Achim Guldner</dc:creator>
    <meta:editing-duration>PT3M37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38" meta:word-count="318" meta:character-count="2548" meta:non-whitespace-character-count="2303"/>
  </office:meta>
</office:document-meta>
</file>